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Object 2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99cm" style:rel-column-width="1695*"/>
    </style:style>
    <style:style style:name="表格1.B" style:family="table-column">
      <style:table-column-properties style:column-width="4.295cm" style:rel-column-width="2435*"/>
    </style:style>
    <style:style style:name="表格1.C" style:family="table-column">
      <style:table-column-properties style:column-width="4.542cm" style:rel-column-width="2575*"/>
    </style:style>
    <style:style style:name="表格1.D" style:family="table-column">
      <style:table-column-properties style:column-width="1.746cm" style:rel-column-width="990*"/>
    </style:style>
    <style:style style:name="表格1.E" style:family="table-column">
      <style:table-column-properties style:column-width="3.427cm" style:rel-column-width="1943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E1" style:family="table-cell">
      <style:table-cell-properties fo:padding="0.097cm" fo:border="0.002cm solid #000000"/>
    </style:style>
    <style:style style:name="表格1.2" style:family="table-row">
      <style:table-row-properties style:min-row-height="4.016cm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color="#800000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background-color="#ffffff">
        <style:background-image/>
      </style:paragraph-properties>
    </style:style>
    <style:style style:name="P6" style:family="paragraph" style:parent-style-name="Table_20_Contents">
      <style:text-properties fo:font-size="10pt" style:font-size-asian="10pt" style:font-size-complex="10pt"/>
    </style:style>
    <style:style style:name="P7" style:family="paragraph" style:parent-style-name="Table_20_Contents">
      <style:text-properties fo:font-size="10pt" style:font-size-asian="10pt" style:language-asian="zh" style:country-asian="TW" style:font-size-complex="10pt"/>
    </style:style>
    <style:style style:name="P8" style:family="paragraph" style:parent-style-name="Table_20_Contents">
      <style:text-properties style:language-asian="zh" style:country-asian="TW"/>
    </style:style>
    <style:style style:name="T1" style:family="text">
      <style:text-properties style:language-asian="zh" style:country-asian="TW"/>
    </style:style>
    <style:style style:name="T2" style:family="text">
      <style:text-properties fo:color="#ff0000"/>
    </style:style>
    <style:style style:name="T3" style:family="text">
      <style:text-properties fo:color="#000000"/>
    </style:style>
    <style:style style:name="T4" style:family="text">
      <style:text-properties fo:color="#ff950e"/>
    </style:style>
    <style:style style:name="T5" style:family="text">
      <style:text-properties fo:color="#ffff00"/>
    </style:style>
    <style:style style:name="T6" style:family="text">
      <style:text-properties fo:color="#3deb3d"/>
    </style:style>
    <style:style style:name="T7" style:family="text">
      <style:text-properties fo:color="#3deb3d" fo:background-color="#ffffff"/>
    </style:style>
    <style:style style:name="T8" style:family="text">
      <style:text-properties fo:color="#0047ff"/>
    </style:style>
    <style:style style:name="T9" style:family="text">
      <style:text-properties fo:color="#00cccc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1. Tumb2 ADC 指令原始描述</text:p>
      <text:p text:style-name="P1"/>
      <text:p text:style-name="P1"><text:s/>ADC (immediate)</text:p>
      <text:p text:style-name="P1"><text:s text:c="2"/>ADC&lt;c&gt;<text:tab/>&lt;Rd&gt;,&lt;Rn&gt;,#&lt;const&gt;<text:tab/></text:p>
      <text:p text:style-name="P1"><text:s text:c="2"/>ADCS&lt;c&gt;<text:tab/>&lt;Rd&gt;,&lt;Rn&gt;,#&lt;const&gt;<text:tab/><text:tab/><text:tab/><text:tab/></text:p>
      <text:p text:style-name="P1"><text:s/>ADC (register) T1</text:p>
      <text:p text:style-name="P1"><text:s text:c="2"/>ADCS<text:tab/>&lt;Rdn&gt;,&lt;Rm&gt;<text:tab/></text:p>
      <text:p text:style-name="P1"><text:s/>ADC (register) T2<text:tab/></text:p>
      <text:p text:style-name="P1"><text:s text:c="2"/>ADC&lt;c&gt;.W<text:tab/>&lt;Rd&gt;,&lt;Rn&gt;,&lt;Rm&gt;{,&lt;shift&gt;}</text:p>
      <text:p text:style-name="P1"><text:s text:c="2"/>ADCS&lt;c&gt;.W <text:tab/>&lt;Rd&gt;,&lt;Rn&gt;,&lt;Rm&gt;{,&lt;shift&gt;}</text:p>
      <text:p text:style-name="P1"/>
      <text:p text:style-name="P1"><text:s/>Encoding T1 All versions of the Thumb instruction set from Thumb-2 onwards.</text:p>
      <text:p text:style-name="P1"><text:s/>S If present, specifies that the instruction updates the flags. Otherwise, the instruction does not update the flags.</text:p>
      <text:p text:style-name="P1"><text:s/>Standard assembler syntax fields</text:p>
      <text:p text:style-name="P1"><text:s/>The following assembler syntax fields are standard across all or most instructions:</text:p>
      <text:p text:style-name="P1"><text:s/>&lt;c&gt; Is an optional field. It specifies the condition under which the instruction is executed. </text:p>
      <text:p text:style-name="P1"><text:s/>If &lt;c&gt;is omitted, it defaults to always (AL). For details see Conditional execution on page 3-34.</text:p>
      <text:p text:style-name="P1"><text:s/>&lt;q&gt; Specifies optional assembler qualifiers on the instruction. The following qualifiers are</text:p>
      <text:p text:style-name="P1"><text:s/>defined:</text:p>
      <text:p text:style-name="P1"><text:s/>.N Meaning narrow, specifies that the assembler must select a 16-bit encoding for the instruction. If this is not possible, an assembler error is produced.</text:p>
      <text:p text:style-name="P1"><text:s/>.W Meaning wide, specifies that the assembler must select a 32-bit encoding for theinstruction. If this is not possible, n assembler error is produced.</text:p>
      <text:p text:style-name="P1"><text:s/>If neither .W nor .N is specified, the assembler can select either 16-bit or 32-bit encodings.</text:p>
      <text:p text:style-name="P1"><text:s/>If both are available, it must select a 16-bit encoding. In a few cases, more than one encoding of the same length can be available for an instruction. The rules for selecting between such</text:p>
      <text:p text:style-name="P1"><text:s/>encodings are instruction-specific and are part of the instruction description.</text:p>
      <text:p text:style-name="P1"><text:s/>Note</text:p>
      <text:p text:style-name="P1"><text:s/>When assembling to ARM, the .N qualifier will produce an assembler error and the .W</text:p>
      <text:p text:style-name="P1"><text:s/>qualifier has no effect, because all ARM instructions have length 32 bits.</text:p>
      <text:p text:style-name="P1"/>
      <text:p text:style-name="P1"><text:s/>4.3 Constant shifts applied to a register</text:p>
      <text:p text:style-name="P1"><text:s/>Thumb-2 constant-shifted register operands are the same as in the ARM instruction set, except that the input bits come from different positions.</text:p>
      <text:p text:style-name="P1"><text:s/>&lt;shift&gt; is an optional shift to be applied to &lt;Rm&gt;. It can be any one of:</text:p>
      <text:p text:style-name="P1"><text:s/>(omitted) Equivalent to LSL #0.</text:p>
      <text:p text:style-name="P1"><text:s/>LSL #n logical shift left n bits. 0 ? n ? 31.</text:p>
      <text:p text:style-name="P1"><text:s/>LSR #n logical shift right n bits. 1 ? n ? 32.</text:p>
      <text:p text:style-name="P1"><text:s/>ASR #n arithmetic shift right n bits. 1 ? n ? 32.</text:p>
      <text:p text:style-name="P1"><text:s/>ROR #n rotate right n bits. 1 ? n ? 31.</text:p>
      <text:p text:style-name="P1"><text:s/>RRX rotate right one bit, with extend. Bit[0] is written to shifter_carry_out, bits[31:1] are shifted right one bit, and the Carry Flag is shifted into bit[31].</text:p>
      <text:p text:style-name="P1"><text:s/>4.3.1 Encoding</text:p>
      <text:p text:style-name="P1"><text:s/>The assembler encodes &lt;shift&gt; into two type bits and five immediate bits, as follows:</text:p>
      <text:p text:style-name="P1"><text:s/>(omitted) type = 0b00, immediate = 0.</text:p>
      <text:p text:style-name="P1"><text:s/>LSL #n type = 0b00, immediate = n.</text:p>
      <text:p text:style-name="P1"><text:s/>LSR #n type = 0b01.</text:p>
      <text:p text:style-name="P1"><text:s/>If n &lt; 32, immediate = n.</text:p>
      <text:p text:style-name="P1"><text:s/>If n == 32, immediate = 0.</text:p>
      <text:p text:style-name="P1"><text:s/>ASR #n type = 0b10.</text:p>
      <text:p text:style-name="P1"><text:s/>If n &lt; 32, immediate = n.</text:p>
      <text:p text:style-name="P1"><text:s/>If n == 32, immediate = 0.</text:p>
      <text:p text:style-name="P1"><text:s/>ROR #n type = 0b11, immediate = n.</text:p>
      <text:p text:style-name="P1"><text:s/>RRX type = 0b11, immediate = 0.</text:p>
      <text:p text:style-name="Standard"/>
      <text:p text:style-name="Standard"/>
      <text:p text:style-name="P4"><text:s/>ADC&amp;ADCS的描述</text:p>
      <text:p text:style-name="Standard"><draw:frame draw:style-name="fr1" draw:name="物件1" text:anchor-type="paragraph" svg:width="16.96cm" svg:height="1.65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2"><text:s/><text:span text:style-name="T3">ADC (immediate)</text:span></text:p>
      <text:p text:style-name="P5"><text:s text:c="2"/><text:span text:style-name="T2">ADC&lt;c&gt;</text:span> <text:s text:c="5"/><text:span text:style-name="T4">&lt;Rd4b11&gt;,</text:span><text:span text:style-name="T7">&lt;Rn4b19&gt;,</text:span><text:span text:style-name="T8">#&lt;I1b26:Imm3b14:imm8b7&gt;<text:tab/></text:span> <text:s text:c="27"/>::S1b20=0</text:p>
      <text:p text:style-name="Standard"><text:s text:c="2"/><text:span text:style-name="T2">ADCS&lt;c&gt;</text:span> <text:s text:c="2"/><text:span text:style-name="T4">&lt;Rd4b11&gt;,</text:span><text:span text:style-name="T5">&lt;</text:span><text:span text:style-name="T6">Rn4b19&gt;,</text:span><text:span text:style-name="T8">#&lt;I1b26:Imm3b14:imm8b7&gt;<text:tab/></text:span><text:tab/><text:tab/> <text:s text:c="4"/>::S1b20=1<text:tab/> </text:p>
      <text:p text:style-name="Standard"><text:span text:style-name="T3">ADC (register) T1</text:span><text:tab/></text:p>
      <text:p text:style-name="Standard"><text:s/><text:span text:style-name="T2">ADCS</text:span> <text:s text:c="7"/><text:span text:style-name="T4">&lt;Rdn3b2&gt;,</text:span><text:span text:style-name="T6">&lt;Rm3b5&gt;</text:span><text:tab/></text:p>
      <text:p text:style-name="Standard"><text:span text:style-name="T3">ADC (register) T2</text:span><text:tab/></text:p>
      <text:p text:style-name="Standard"><text:s text:c="2"/><text:span text:style-name="T2">ADC&lt;c&gt;.W</text:span><text:tab/><text:span text:style-name="T4">&lt;Rd4b11&gt;,</text:span><text:span text:style-name="T6">&lt;Rn4b19&gt;,</text:span><text:span text:style-name="T8">&lt;Rm4b3&gt;,</text:span><text:span text:style-name="T9">&lt;shiftType2b5 imm3b14:imm2b7&gt;</text:span> <text:s/>::S1b20=0</text:p>
      <text:p text:style-name="Standard"><text:s text:c="2"/><text:span text:style-name="T2">ADCS&lt;c&gt;.W</text:span> <text:span text:style-name="T4">&lt;Rd4b11&gt;,</text:span><text:span text:style-name="T6">&lt;Rn4b19&gt;,</text:span><text:span text:style-name="T8">&lt;Rm4b3&gt;,</text:span><text:span text:style-name="T9">&lt;shiftType2b5 imm3b14:imm2b7&gt;</text:span> ::S1b20=1</text:p>
      <text:p text:style-name="Standard">Rd4b11 <text:s text:c="47"/>目的暫存器R0~R15 放在 bit11~8 <text:s/>的位置 共4bit</text:p>
      <text:p text:style-name="Standard">Rn4b19 <text:s text:c="47"/><text:span text:style-name="T1">來源</text:span>暫存器R0~R15 放在 bit19~16 的位置 共4bit</text:p>
      <text:p text:style-name="P3">Rdn3b2 <text:s text:c="48"/>目的暫存器R0~R7 放在 bit2~0 <text:s/>的位置 共3bit</text:p>
      <text:p text:style-name="P3">Rm3b5 <text:s text:c="49"/><text:span text:style-name="T1">來源</text:span>暫存器R0~R7 放在 bit5~3 <text:s/>的位置 共3bit</text:p>
      <text:p text:style-name="Standard"><text:s/>I1b26:Imm3b14:imm8b7 <text:s text:c="19"/><text:span text:style-name="T1">立即值</text:span></text:p>
      <text:p text:style-name="Standard"><text:s/>&lt;shiftType2b5 imm3b14:imm2b7&gt; <text:s text:c="3"/><text:span text:style-name="T1">旋轉運算值</text:span> </text:p>
      <text:p text:style-name="Standard"/>
      <text:p text:style-name="Standard"><draw:frame draw:style-name="fr2" draw:name="物件2" text:anchor-type="paragraph" svg:x="0.002cm" svg:y="0.614cm" svg:width="17.004cm" svg:height="0.767cm" draw:z-index="1"><draw:object xlink:href="./Object 2" xlink:type="simple" xlink:show="embed" xlink:actuate="onLoad"/><draw:image xlink:href="./ObjectReplacements/Object 2" xlink:type="simple" xlink:show="embed" xlink:actuate="onLoad"/></draw:frame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>
          <table:table-cell table:style-name="表格1.A1" office:value-type="string">
            <text:p text:style-name="Table_20_Contents">ASM<text:span text:style-name="T1">助憶碼特徵</text:span></text:p>
          </table:table-cell>
          <table:table-cell table:style-name="表格1.A1" office:value-type="string">
            <text:p text:style-name="P8">對應類型分支</text:p>
          </table:table-cell>
          <table:table-cell table:style-name="表格1.A1" office:value-type="string">
            <text:p text:style-name="P8">類型轉變成機械碼</text:p>
          </table:table-cell>
          <table:table-cell table:style-name="表格1.A1" office:value-type="string">
            <text:p text:style-name="P6">.case <text:span text:style-name="T1">處理</text:span></text:p>
          </table:table-cell>
          <table:table-cell table:style-name="表格1.E1" office:value-type="string">
            <text:p text:style-name="P7">連接網址</text:p>
          </table:table-cell>
        </table:table-row>
        <table:table-row table:style-name="表格1.2">
          <table:table-cell table:style-name="表格1.A2" office:value-type="string">
            <text:p text:style-name="P6">: ADC<text:tab/>( --- )</text:p>
            <text:p text:style-name="P6"><text:s/>state @ <text:s/>if</text:p>
            <text:p text:style-name="P6"><text:s text:c="3"/>\ _ADC [COMPILE] <text:s/>.case</text:p>
            <text:p text:style-name="P6"><text:s text:c="2"/>else</text:p>
            <text:p text:style-name="P6"><text:s text:c="3"/>_ADC</text:p>
            <text:p text:style-name="P6"><text:s text:c="2"/>then</text:p>
            <text:p text:style-name="P6"><text:s text:c="2"/>; IMMEDIATE<text:tab/></text:p>
          </table:table-cell>
          <table:table-cell table:style-name="表格1.A2" office:value-type="string">
            <text:p text:style-name="P6">: _ADC ( -- )</text:p>
            <text:p text:style-name="P6"><text:s/>arg </text:p>
            <text:p text:style-name="P6">ADC_&lt;Rd4b11&gt;,&lt;Rn4b19&gt;</text:p>
            <text:p text:style-name="P6"><text:s/>;</text:p>
          </table:table-cell>
          <table:table-cell table:style-name="表格1.A2" office:value-type="string">
            <text:p text:style-name="P6">: ADC_&lt;Rd4b11&gt;,&lt;Rn4b19&gt; ( -- )</text:p>
            <text:p text:style-name="P6"><text:s text:c="2"/>0xF1400000 <text:s/></text:p>
            <text:p text:style-name="P6">\ Code_ADC</text:p>
            <text:p text:style-name="P6"><text:s text:c="2"/>0 <text:s/>n1b20 <text:s text:c="5"/>or </text:p>
            <text:p text:style-name="P6">\ 0 S1b20 <text:s text:c="3"/></text:p>
            <text:p text:style-name="P6"><text:s text:c="2"/>A1$ count </text:p>
            <text:p text:style-name="P6"><text:s text:c="2"/>$&gt;reg ( dup rd ! ) </text:p>
            <text:p text:style-name="P6"><text:s text:c="2"/>n4b11 or </text:p>
            <text:p text:style-name="P6">\ a$1---&gt; Rd4b11</text:p>
            <text:p text:style-name="P6"><text:s text:c="2"/>A2$ count </text:p>
            <text:p text:style-name="P6"><text:s text:c="2"/>$&gt;reg ( dup rn ! ) </text:p>
            <text:p text:style-name="P6"><text:s text:c="2"/>n4b19 or </text:p>
            <text:p text:style-name="P6">\ a$2---&gt; Rn4b19</text:p>
            <text:p text:style-name="P6"><text:s text:c="2"/>AsmCode2! </text:p>
            <text:p text:style-name="P6"><text:s/>;</text:p>
          </table:table-cell>
          <table:table-cell table:style-name="表格1.A2" office:value-type="string">
            <text:p text:style-name="P7">模擬器.....</text:p>
          </table:table-cell>
          <table:table-cell table:style-name="表格1.E2" office:value-type="string">
            <text:p text:style-name="P7"/>
          </table:table-cell>
        </table:table-row>
      </table:table>
      <text:p text:style-name="Standard"/>
      <text:p text:style-name="P4">\ 3.ADC&amp;ADCS</text:p>
      <text:p text:style-name="Standard"/>
      <text:p text:style-name="Standard">\ ADC (immediate)</text:p>
      <text:p text:style-name="Standard">\ ADC<text:tab/> <text:s/>&lt;Rd4b11&gt;,&lt;Rn4b19&gt; <text:s text:c="77"/>::=S1b20=0,Imm=0</text:p>
      <text:p text:style-name="Standard">\ ADC<text:tab/> <text:s/>&lt;Rd4b11&gt;,&lt;Rn4b19&gt;,#&lt;I1b26:Imm3b14:imm8b7&gt;<text:tab/> <text:s text:c="20"/>::=S1b20=0</text:p>
      <text:p text:style-name="Standard"/>
      <text:p text:style-name="Standard">\ ADC (register) T2<text:tab/></text:p>
      <text:p text:style-name="Standard">\ ADC.W &lt;Rd4b11&gt;,&lt;Rn4b19&gt;,&lt;Rm4b3&gt;,&lt;shiftType2b5 imm3b14:imm2b7&gt; <text:s/>::=S1b20=0</text:p>
      <text:p text:style-name="Standard"/>
      <text:p text:style-name="Standard">\ ADCS (immediate)</text:p>
      <text:p text:style-name="Standard">\ <text:s/>ADCS <text:s text:c="2"/>&lt;Rd4b11&gt;,&lt;Rn4b19&gt; <text:s text:c="22"/><text:tab/><text:tab/><text:tab/> <text:s text:c="19"/>::= S1b20=1,Imm=0</text:p>
      <text:p text:style-name="Standard">\ <text:s/>ADCS <text:s text:c="2"/>&lt;Rd4b11&gt;,&lt;Rn4b19&gt;,#&lt;I1b26:Imm3b14:imm8b7&gt;<text:tab/> <text:s text:c="19"/>::=S1b20=1<text:tab/></text:p>
      <text:p text:style-name="Standard"/>
      <text:p text:style-name="Standard">\ ADC (register) T1<text:tab/></text:p>
      <text:p text:style-name="Standard">\ <text:s/>ADCS<text:tab/> <text:s text:c="4"/>&lt;Rdn3b2&gt;,&lt;Rm3b5&gt;<text:tab/></text:p>
      <text:p text:style-name="Standard"/>
      <text:p text:style-name="Standard">\ ADCS (register) T2<text:tab/></text:p>
      <text:p text:style-name="Standard">\ <text:s/>ADCS.W &lt;Rd4b11&gt;,&lt;Rn4b19&gt;,&lt;Rm4b3&gt;,&lt;shiftType2b5 imm3b14:imm2b7&gt; S1b20=1</text:p>
      <text:p text:style-name="Standard"/>
      <text:p text:style-name="Standard"><text:s/></text:p>
      <text:p text:style-name="Standard"/>
      <text:p text:style-name="P4">\ 4.定義</text:p>
      <text:p text:style-name="Standard"><text:s/></text:p>
      <text:p text:style-name="Standard">\ ADC (immediate)</text:p>
      <text:p text:style-name="Standard">\ <text:s/>ADC<text:tab/> <text:s/>&lt;Rd4b11&gt;,&lt;Rn4b19&gt; <text:s text:c="22"/><text:tab/> <text:s text:c="4"/>S1b20=0,Imm=0</text:p>
      <text:p text:style-name="Standard">\ <text:s/>ADC<text:tab/> <text:s/>&lt;Rd4b11&gt;,&lt;Rn4b19&gt;,#&lt;I1b26:Imm3b14:imm8b7&gt;<text:tab/> <text:s text:c="4"/>S1b20=0 <text:s text:c="21"/></text:p>
      <text:p text:style-name="Standard">: ADC_&lt;Rd4b11&gt;,&lt;Rn4b19&gt; ( -- )</text:p>
      <text:p text:style-name="Standard"><text:s text:c="4"/>0 to S1b20<text:tab/></text:p>
      <text:p text:style-name="Standard"><text:s text:c="4"/>Code_ADC <text:s text:c="3"/></text:p>
      <text:p text:style-name="Standard"><text:s text:c="4"/>Arg$1 &lt;Rd4b11&gt; OR</text:p>
      <text:p text:style-name="Standard"><text:s text:c="4"/>Arg$2 &lt;Rn4b19&gt; OR</text:p>
      <text:p text:style-name="Standard"><text:s text:c="4"/>\ Arg$3 #&lt;I1b26:Imm3b14:imm8b7&gt; OR</text:p>
      <text:p text:style-name="Standard"><text:s text:c="4"/>to Code.Value</text:p>
      <text:p text:style-name="Standard"><text:s text:c="4"/>AsmCode! </text:p>
      <text:p text:style-name="Standard"><text:s text:c="4"/>; <text:s text:c="7"/></text:p>
      <text:p text:style-name="Standard"><text:s text:c="4"/></text:p>
      <text:p text:style-name="Standard">: ADC_&lt;Rd4b11&gt;,&lt;Rn4b19&gt;,#&lt;I1b26:Imm3b14:imm8b7&gt; ( -- )</text:p>
      <text:p text:style-name="Standard"><text:s text:c="4"/>0 to S1b20<text:tab/></text:p>
      <text:p text:style-name="Standard"><text:s text:c="4"/>Code_ADC <text:s text:c="3"/></text:p>
      <text:p text:style-name="Standard"><text:s text:c="4"/>Arg$1 &lt;Rd4b11&gt; OR</text:p>
      <text:p text:style-name="Standard"><text:s text:c="4"/>Arg$2 &lt;Rn4b19&gt; OR</text:p>
      <text:p text:style-name="Standard"><text:s text:c="4"/>Arg$3 #&lt;I1b26:Imm3b14:imm8b7&gt; OR</text:p>
      <text:p text:style-name="Standard"><text:s text:c="4"/>to Code.Value</text:p>
      <text:p text:style-name="Standard"><text:s text:c="4"/>AsmCode! <text:s text:c="16"/></text:p>
      <text:p text:style-name="Standard"><text:s text:c="4"/>; <text:s text:c="50"/></text:p>
      <text:p text:style-name="Standard"/>
      <text:p text:style-name="Standard">: _ADC ( -- )</text:p>
      <text:p text:style-name="Standard"><text:tab/>arg </text:p>
      <text:p text:style-name="Standard"><text:tab/>case</text:p>
      <text:p text:style-name="Standard"><text:tab/> 2 of <text:s/>ADC_&lt;Rd4b11&gt;,&lt;Rn4b19&gt; <text:s/>endof</text:p>
      <text:p text:style-name="Standard"><text:tab/> 3 of <text:s/>ADC_&lt;Rd4b11&gt;,&lt;Rn4b19&gt;,#&lt;I1b26:Imm3b14:imm8b7&gt;<text:tab/> <text:s/>endof</text:p>
      <text:p text:style-name="Standard"><text:tab/>endcase</text:p>
      <text:p text:style-name="Standard"><text:s text:c="4"/>?error</text:p>
      <text:p text:style-name="Standard"><text:s/>;<text:tab/> </text:p>
      <text:p text:style-name="Standard"><text:s text:c="2"/></text:p>
      <text:p text:style-name="Standard">\ ADC (register) T2<text:tab/></text:p>
      <text:p text:style-name="Standard">\ <text:s/>ADC.W<text:tab/>&lt;Rd4b11&gt;,&lt;Rn4b19&gt;,&lt;Rm4b3&gt;,&lt;shiftType2b5 imm3b14:imm2b7&gt; S1b20=0</text:p>
      <text:p text:style-name="Standard">: ADC.W_&lt;Rd4b11&gt;,&lt;Rn4b19&gt;,&lt;Rm4b3&gt;,&lt;shiftType2b5 imm3b14:imm2b7&gt; ( -- ) </text:p>
      <text:p text:style-name="Standard"><text:s text:c="4"/>0 to S1b20<text:tab/></text:p>
      <text:p text:style-name="Standard"><text:s text:c="4"/>Code_ADC <text:s text:c="3"/></text:p>
      <text:p text:style-name="Standard"><text:s text:c="4"/>Arg$1 &lt;Rd4b11&gt; OR</text:p>
      <text:p text:style-name="Standard"><text:s text:c="4"/>Arg$2 &lt;Rn4b19&gt; OR</text:p>
      <text:p text:style-name="Standard"><text:s text:c="4"/>Arg$3 &lt;shiftType2b5 imm3b14:imm2b7&gt; OR</text:p>
      <text:p text:style-name="Standard"><text:s text:c="4"/>to Code.Value</text:p>
      <text:p text:style-name="Standard"><text:s text:c="4"/>AsmCode! <text:s/></text:p>
      <text:p text:style-name="Standard"><text:s text:c="4"/>;</text:p>
      <text:p text:style-name="Standard"/>
      <text:p text:style-name="Standard">: _ADC.W ( -- )</text:p>
      <text:p text:style-name="Standard"><text:s text:c="2"/>arg</text:p>
      <text:p text:style-name="Standard"><text:soft-page-break/><text:tab/><text:tab/>case</text:p>
      <text:p text:style-name="Standard"><text:tab/><text:tab/><text:tab/>4<text:tab/><text:tab/> <text:s text:c="3"/>of<text:tab/>ADC.W_&lt;Rd4b11&gt;,&lt;Rn4b19&gt;,&lt;Rm4b3&gt;,&lt;shiftType2b5 imm3b14:imm2b7&gt;<text:tab/> <text:s/>endof</text:p>
      <text:p text:style-name="Standard"><text:tab/><text:tab/>endcase</text:p>
      <text:p text:style-name="Standard"><text:s text:c="4"/>?error <text:s text:c="3"/></text:p>
      <text:p text:style-name="Standard"><text:s/>; <text:s text:c="3"/></text:p>
      <text:p text:style-name="Standard"/>
      <text:p text:style-name="Standard">\ ADCS (immediate)</text:p>
      <text:p text:style-name="Standard">\ <text:s/>ADCS <text:s text:c="2"/>&lt;Rd4b11&gt;,&lt;Rn4b19&gt; <text:s text:c="22"/><text:tab/><text:tab/><text:tab/> S1b20=1,Imm=0</text:p>
      <text:p text:style-name="Standard">\ <text:s/>ADCS <text:s text:c="2"/>&lt;Rd4b11&gt;,&lt;Rn4b19&gt;,#&lt;I1b26:Imm3b14:imm8b7&gt;<text:tab/><text:tab/><text:tab/> S1b20=1<text:tab/></text:p>
      <text:p text:style-name="Standard"/>
      <text:p text:style-name="Standard">\ ADC (register) T1<text:tab/></text:p>
      <text:p text:style-name="Standard">\ <text:s/>ADCS<text:tab/> <text:s text:c="4"/>&lt;Rdn3b2&gt;,&lt;Rm3b5&gt;<text:tab/></text:p>
      <text:p text:style-name="Standard"/>
      <text:p text:style-name="Standard">\ ADCS (register) T2<text:tab/></text:p>
      <text:p text:style-name="Standard">\ <text:s/>ADCS.W &lt;Rd4b11&gt;,&lt;Rn4b19&gt;,&lt;Rm4b3&gt;,&lt;shiftType2b5 imm3b14:imm2b7&gt; S1b20=1</text:p>
      <text:p text:style-name="Standard"/>
      <text:p text:style-name="Standard"><text:s text:c="2"/></text:p>
      <text:p text:style-name="Standard"><text:s text:c="2"/></text:p>
      <text:p text:style-name="Standard">: _ADC.W</text:p>
      <text:p text:style-name="Standard"><text:s text:c="4"/></text:p>
      <text:p text:style-name="Standard">: _ADCS </text:p>
      <text:p text:style-name="Standard"/>
      <text:p text:style-name="Standard">: _ADCS.W <text:s text:c="2"/></text:p>
      <text:p text:style-name="Standard"/>
      <text:p text:style-name="Standard"/>
      <text:p text:style-name="Standard"><text:tab/><text:tab/>arg </text:p>
      <text:p text:style-name="Standard"><text:tab/><text:tab/>case</text:p>
      <text:p text:style-name="Standard"><text:tab/><text:tab/><text:tab/>ADC&lt;c&gt;2<text:tab/><text:tab/><text:tab/><text:tab/> <text:s text:c="3"/>of<text:tab/>ADC_Rd,Rn,#expression<text:tab/><text:tab/><text:tab/><text:tab/><text:tab/> <text:s text:c="5"/>endof</text:p>
      <text:p text:style-name="Standard"><text:tab/><text:tab/><text:tab/>ADC&lt;c&gt;3<text:tab/><text:tab/> <text:s text:c="3"/>of<text:tab/>ADC_Rd,Rn,&lt;shiftname&gt;#expression<text:tab/> <text:s/>endof</text:p>
      <text:p text:style-name="Standard"><text:tab/><text:tab/><text:tab/>$Rd,Rn,Rm<text:tab/><text:tab/><text:tab/><text:tab/><text:tab/> <text:s text:c="3"/>of<text:tab/>ADC_Rd,Rn,Rm<text:tab/><text:tab/><text:tab/><text:tab/><text:tab/><text:tab/><text:tab/> <text:s text:c="9"/>endof</text:p>
      <text:p text:style-name="Standard"><text:tab/><text:tab/><text:tab/>$Rd,Rn,Rm,&lt;shiftname&gt;#expression<text:tab/> <text:s text:c="3"/>of<text:tab/>ADC_Rd,Rn,Rm,&lt;shiftname&gt;#expression<text:tab/>endof</text:p>
      <text:p text:style-name="Standard"><text:tab/><text:tab/><text:tab/>$Rd,Rn,Rm,&lt;shiftname&gt;_Rs<text:tab/><text:tab/> <text:s text:c="3"/>of<text:tab/>ADC_Rd,Rn,Rm,&lt;shiftname&gt;_Rs<text:tab/><text:tab/><text:tab/><text:tab/> <text:s/>endof</text:p>
      <text:p text:style-name="Standard"><text:tab/><text:tab/>endcase<text:tab/></text:p>
      <text:p text:style-name="Standard"><text:tab/><text:tab/>;</text:p>
      <text:p text:style-name="Standard"><text:tab/><text:tab/></text:p>
      <text:p text:style-name="Standard">: ADC<text:tab/>( --- )</text:p>
      <text:p text:style-name="Standard"><text:tab/>state @ </text:p>
      <text:p text:style-name="Standard"><text:tab/>if</text:p>
      <text:p text:style-name="Standard"><text:s text:c="8"/><text:tab/>_ADC [COMPILE] <text:s/>.case</text:p>
      <text:p text:style-name="Standard"><text:s text:c="8"/><text:tab/>else</text:p>
      <text:p text:style-name="Standard"><text:s text:c="8"/><text:tab/>_ADC</text:p>
      <text:p text:style-name="Standard"><text:s text:c="8"/>then</text:p>
      <text:p text:style-name="Standard"><text:s text:c="8"/>; IMMEDIATE<text:tab/></text:p>
      <text:p text:style-name="Standard"/>
      <text:p text:style-name="Standard"><text:tab/>: ADCS<text:tab/>( --- )</text:p>
      <text:p text:style-name="Standard"><text:soft-page-break/><text:tab/><text:tab/>state @ </text:p>
      <text:p text:style-name="Standard"><text:tab/><text:tab/>if</text:p>
      <text:p text:style-name="Standard"><text:s text:c="8"/><text:tab/>_ADC [COMPILE] <text:s/>.case</text:p>
      <text:p text:style-name="Standard"><text:s text:c="8"/>else</text:p>
      <text:p text:style-name="Standard"><text:s text:c="8"/><text:tab/>_ADC</text:p>
      <text:p text:style-name="Standard"><text:s text:c="8"/>then</text:p>
      <text:p text:style-name="Standard"><text:s text:c="8"/>; IMMEDIATE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0T08:57:32.29</meta:creation-date>
    <dc:date>2013-10-11T19:26:31.29</dc:date>
    <meta:editing-duration>PT3H56M47S</meta:editing-duration>
    <meta:editing-cycles>5</meta:editing-cycles>
    <meta:generator>OpenOffice.org/3.4.1$Win32 OpenOffice.org_project/341m1$Build-9593</meta:generator>
    <meta:document-statistic meta:table-count="1" meta:image-count="0" meta:object-count="2" meta:page-count="6" meta:paragraph-count="197" meta:word-count="925" meta:character-count="67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cm"/>
    </style:style>
    <style:style style:name="co2" style:family="table-column">
      <style:table-column-properties fo:break-before="auto" style:column-width="3.108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ext-properties style:use-window-font-color="true" style:text-outline="false" style:text-line-through-style="none" style:font-name="Courier" fo:font-size="8p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8pt" style:font-style-asian="normal" style:font-weight-asian="normal" style:font-name-complex="Courier" style:font-size-complex="4.55000019073486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2" table:default-cell-style-name="ce3"/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32"/>
        </table:table-row>
        <table:table-row table:style-name="ro1">
          <table:table-cell/>
          <table:table-cell office:value-type="string">
            <text:p>ADC&lt;c&gt;</text:p>
          </table:table-cell>
          <table:table-cell office:value-type="string">
            <text:p>&lt;Rd&gt;,&lt;Rn&gt;,#&lt;const&gt;</text:p>
          </table:table-cell>
          <table:table-cell office:value-type="float" office:value="3">
            <text:p>3</text:p>
          </table:table-cell>
          <table:table-cell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(0)</text:p>
          </table:table-cell>
          <table:table-cell office:value-type="string" table:number-columns-spanned="4" table:number-rows-spanned="1">
            <text:p>Rn</text:p>
          </table:table-cell>
          <table:covered-table-cell table:number-columns-repeated="3"/>
          <table:table-cell office:value-type="float" office:value="0">
            <text:p>0</text:p>
          </table:table-cell>
          <table:table-cell office:value-type="string" table:number-columns-spanned="3" table:number-rows-spanned="1">
            <text:p>imm3</text:p>
          </table:table-cell>
          <table:covered-table-cell table:number-columns-repeated="2"/>
          <table:table-cell office:value-type="string" table:number-columns-spanned="4" table:number-rows-spanned="1">
            <text:p>Rd</text:p>
          </table:table-cell>
          <table:covered-table-cell table:number-columns-repeated="3"/>
          <table:table-cell office:value-type="string" table:number-columns-spanned="8" table:number-rows-spanned="1">
            <text:p>imm8</text:p>
          </table:table-cell>
          <table:covered-table-cell table:number-columns-repeated="7"/>
        </table:table-row>
        <table:table-row table:style-name="ro1">
          <table:table-cell/>
          <table:table-cell office:value-type="string">
            <text:p>ADCS&lt;c&gt;</text:p>
          </table:table-cell>
          <table:table-cell office:value-type="string">
            <text:p>&lt;Rd&gt;,&lt;Rn&gt;,#&lt;const&gt;</text:p>
          </table:table-cell>
          <table:table-cell office:value-type="float" office:value="3">
            <text:p>3</text:p>
          </table:table-cell>
          <table:table-cell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(1)</text:p>
          </table:table-cell>
          <table:table-cell office:value-type="string" table:number-columns-spanned="4" table:number-rows-spanned="1">
            <text:p>Rn</text:p>
          </table:table-cell>
          <table:covered-table-cell table:number-columns-repeated="3"/>
          <table:table-cell office:value-type="float" office:value="0">
            <text:p>0</text:p>
          </table:table-cell>
          <table:table-cell office:value-type="string" table:number-columns-spanned="3" table:number-rows-spanned="1">
            <text:p>imm3</text:p>
          </table:table-cell>
          <table:covered-table-cell table:number-columns-repeated="2"/>
          <table:table-cell office:value-type="string" table:number-columns-spanned="4" table:number-rows-spanned="1">
            <text:p>Rd</text:p>
          </table:table-cell>
          <table:covered-table-cell table:number-columns-repeated="3"/>
          <table:table-cell office:value-type="string" table:number-columns-spanned="8" table:number-rows-spanned="1">
            <text:p>imm8</text:p>
          </table:table-cell>
          <table:covered-table-cell table:number-columns-repeated="7"/>
        </table:table-row>
        <table:table-row table:style-name="ro1">
          <table:table-cell/>
          <table:table-cell office:value-type="string">
            <text:p>ADCS</text:p>
          </table:table-cell>
          <table:table-cell office:value-type="string">
            <text:p>&lt;Rdn&gt;,&lt;Rm&gt;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 table:number-columns-spanned="3" table:number-rows-spanned="1">
            <text:p>Rm</text:p>
          </table:table-cell>
          <table:covered-table-cell table:number-columns-repeated="2"/>
          <table:table-cell office:value-type="string" table:number-columns-spanned="3" table:number-rows-spanned="1">
            <text:p>Rdn</text:p>
          </table:table-cell>
          <table:covered-table-cell table:number-columns-repeated="2"/>
          <table:table-cell table:style-name="ce4" table:number-columns-repeated="16"/>
        </table:table-row>
        <table:table-row table:style-name="ro1">
          <table:table-cell/>
          <table:table-cell office:value-type="string">
            <text:p>ADC&lt;c&gt;.W</text:p>
          </table:table-cell>
          <table:table-cell office:value-type="string">
            <text:p>&lt;Rd&gt;,&lt;Rn&gt;,&lt;Rm&gt;{,&lt;shift&gt;}</text:p>
          </table:table-cell>
          <table:table-cell office:value-type="float" office:value="4">
            <text:p>4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(0)</text:p>
          </table:table-cell>
          <table:table-cell office:value-type="string" table:number-columns-spanned="4" table:number-rows-spanned="1">
            <text:p>Rn</text:p>
          </table:table-cell>
          <table:covered-table-cell table:number-columns-repeated="3"/>
          <table:table-cell office:value-type="float" office:value="0">
            <text:p>0</text:p>
          </table:table-cell>
          <table:table-cell office:value-type="string" table:number-columns-spanned="3" table:number-rows-spanned="1">
            <text:p>imm3</text:p>
          </table:table-cell>
          <table:covered-table-cell table:number-columns-repeated="2"/>
          <table:table-cell office:value-type="string" table:number-columns-spanned="4" table:number-rows-spanned="1">
            <text:p>Rd</text:p>
          </table:table-cell>
          <table:covered-table-cell table:number-columns-repeated="3"/>
          <table:table-cell office:value-type="string" table:number-columns-spanned="2" table:number-rows-spanned="1">
            <text:p>imm2</text:p>
          </table:table-cell>
          <table:covered-table-cell/>
          <table:table-cell office:value-type="string" table:number-columns-spanned="2" table:number-rows-spanned="1">
            <text:p>type</text:p>
          </table:table-cell>
          <table:covered-table-cell/>
          <table:table-cell office:value-type="string" table:number-columns-spanned="4" table:number-rows-spanned="1">
            <text:p>Rm</text:p>
          </table:table-cell>
          <table:covered-table-cell table:number-columns-repeated="3"/>
        </table:table-row>
        <table:table-row table:style-name="ro1">
          <table:table-cell/>
          <table:table-cell office:value-type="string">
            <text:p>ADCS&lt;c&gt;.W </text:p>
          </table:table-cell>
          <table:table-cell office:value-type="string">
            <text:p>&lt;Rd&gt;,&lt;Rn&gt;,&lt;Rm&gt;{,&lt;shift&gt;}</text:p>
          </table:table-cell>
          <table:table-cell office:value-type="float" office:value="4">
            <text:p>4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(1)</text:p>
          </table:table-cell>
          <table:table-cell office:value-type="string" table:number-columns-spanned="4" table:number-rows-spanned="1">
            <text:p>Rn</text:p>
          </table:table-cell>
          <table:covered-table-cell table:number-columns-repeated="3"/>
          <table:table-cell office:value-type="float" office:value="0">
            <text:p>0</text:p>
          </table:table-cell>
          <table:table-cell office:value-type="string" table:number-columns-spanned="3" table:number-rows-spanned="1">
            <text:p>imm3</text:p>
          </table:table-cell>
          <table:covered-table-cell table:number-columns-repeated="2"/>
          <table:table-cell office:value-type="string" table:number-columns-spanned="4" table:number-rows-spanned="1">
            <text:p>Rd</text:p>
          </table:table-cell>
          <table:covered-table-cell table:number-columns-repeated="3"/>
          <table:table-cell office:value-type="string" table:number-columns-spanned="2" table:number-rows-spanned="1">
            <text:p>imm2</text:p>
          </table:table-cell>
          <table:covered-table-cell/>
          <table:table-cell office:value-type="string" table:number-columns-spanned="2" table:number-rows-spanned="1">
            <text:p>type</text:p>
          </table:table-cell>
          <table:covered-table-cell/>
          <table:table-cell office:value-type="string" table:number-columns-spanned="4" table:number-rows-spanned="1">
            <text:p>Rm</text:p>
          </table:table-cell>
          <table:covered-table-cell table:number-columns-repeated="3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1">2013/10/11</text:date>, <text:time>19:2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99cm"/>
    </style:style>
    <style:style style:name="co3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32" table:default-cell-style-name="ce1"/>
        <table:table-row table:style-name="ro1">
          <table:table-cell table:number-columns-repeated="2"/>
          <table:table-cell office:value-type="string">
            <text:p>類型</text:p>
          </table:table-cell>
          <table:table-cell office:value-type="string">
            <text:p>參數個數</text:p>
          </table:table-cell>
          <table:table-cell/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&lt;Rd&gt;,&lt;Rn&gt;,#&lt;const&gt;</text:p>
          </table:table-cell>
          <table:table-cell office:value-type="float" office:value="3">
            <text:p>3</text:p>
          </table:table-cell>
          <table:table-cell/>
          <table:table-cell table:number-columns-repeated="4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i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(0)</text:p>
          </table:table-cell>
          <table:table-cell table:style-name="ce2" office:value-type="string" table:number-columns-spanned="4" table:number-rows-spanned="1">
            <text:p>Rn</text:p>
          </table:table-cell>
          <table:covered-table-cell table:number-columns-repeated="3" table:style-name="ce2"/>
          <table:table-cell table:style-name="ce2" office:value-type="float" office:value="0">
            <text:p>0</text:p>
          </table:table-cell>
          <table:table-cell table:style-name="ce2" office:value-type="string" table:number-columns-spanned="3" table:number-rows-spanned="1">
            <text:p>imm3</text:p>
          </table:table-cell>
          <table:covered-table-cell table:number-columns-repeated="2" table:style-name="ce2"/>
          <table:table-cell table:style-name="ce2" office:value-type="string" table:number-columns-spanned="4" table:number-rows-spanned="1">
            <text:p>Rd</text:p>
          </table:table-cell>
          <table:covered-table-cell table:number-columns-repeated="3" table:style-name="ce2"/>
          <table:table-cell table:style-name="ce2" office:value-type="string" table:number-columns-spanned="8" table:number-rows-spanned="1">
            <text:p>imm8</text:p>
          </table:table-cell>
          <table:covered-table-cell table:number-columns-repeated="7" table:style-name="ce2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1">2013/10/11</text:date>, <text:time>19:1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